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st-Analyse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JSON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</text:p>
              </text:list-item>
              <text:list-item>
                <text:p>Objektorientie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ae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Klassendiagram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Sequenzdiagram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lementierung der Modelle</text:p>
              </text:list-item>
              <text:list-item>
                <text:p>Nutzung eines OR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07T04:47:23.873000000</dc:date>
    <meta:editing-duration>PT1H50M2S</meta:editing-duration>
    <meta:editing-cycles>6</meta:editing-cycles>
    <meta:generator>LibreOffice/5.1.4.2$Windows_X86_64 LibreOffice_project/f99d75f39f1c57ebdd7ffc5f42867c12031db97a</meta:generator>
    <meta:document-statistic meta:object-count="86"/>
  </office:meta>
</office:document-meta>
</file>